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officeooo:paragraph-rsid="100a8329"/>
    </style:style>
    <style:style style:name="P29" style:family="paragraph" style:parent-style-name="Footnote">
      <style:text-properties style:font-name="Liberation Sans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025efd"/>
    </style:style>
    <style:style style:name="P68" style:family="paragraph" style:parent-style-name="Standard">
      <style:text-properties officeooo:paragraph-rsid="0f0649dd"/>
    </style:style>
    <style:style style:name="P69" style:family="paragraph" style:parent-style-name="Footnote">
      <style:text-properties officeooo:paragraph-rsid="0f140c00"/>
    </style:style>
    <style:style style:name="P70" style:family="paragraph" style:parent-style-name="Standard">
      <style:text-properties officeooo:paragraph-rsid="0f466349"/>
    </style:style>
    <style:style style:name="P71" style:family="paragraph" style:parent-style-name="Footnote">
      <style:text-properties officeooo:paragraph-rsid="0f12f362"/>
    </style:style>
    <style:style style:name="P72" style:family="paragraph" style:parent-style-name="Footnote">
      <style:text-properties officeooo:paragraph-rsid="0f051f9f"/>
    </style:style>
    <style:style style:name="P73" style:family="paragraph" style:parent-style-name="Standard">
      <style:text-properties officeooo:paragraph-rsid="0f99f892"/>
    </style:style>
    <style:style style:name="P74" style:family="paragraph" style:parent-style-name="Standard">
      <style:text-properties officeooo:paragraph-rsid="0fb98046"/>
    </style:style>
    <style:style style:name="P75" style:family="paragraph" style:parent-style-name="Standard">
      <style:text-properties officeooo:paragraph-rsid="0fc931f5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fc3b2a9"/>
    </style:style>
    <style:style style:name="P80" style:family="paragraph" style:parent-style-name="Standard">
      <style:paragraph-properties fo:text-align="center" style:justify-single-word="false"/>
      <style:text-properties officeooo:paragraph-rsid="0fb98046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1431c5"/>
    </style:style>
    <style:style style:name="P89" style:family="paragraph" style:parent-style-name="Standard">
      <style:paragraph-properties fo:text-align="center" style:justify-single-word="false"/>
      <style:text-properties officeooo:paragraph-rsid="10178c94"/>
    </style:style>
    <style:style style:name="P90" style:family="paragraph" style:parent-style-name="Standard">
      <style:text-properties officeooo:rsid="0fde3dbd" officeooo:paragraph-rsid="0fde3dbd"/>
    </style:style>
    <style:style style:name="P91" style:family="paragraph" style:parent-style-name="Standard">
      <style:text-properties officeooo:paragraph-rsid="0fcd2b2a"/>
    </style:style>
    <style:style style:name="P92" style:family="paragraph" style:parent-style-name="Standard">
      <style:text-properties officeooo:paragraph-rsid="0fad1a3f"/>
    </style:style>
    <style:style style:name="P93" style:family="paragraph" style:parent-style-name="Standard">
      <style:text-properties officeooo:paragraph-rsid="0e0463fc"/>
    </style:style>
    <style:style style:name="P94" style:family="paragraph" style:parent-style-name="Standard">
      <style:text-properties officeooo:paragraph-rsid="0e2a40f4"/>
    </style:style>
    <style:style style:name="P95" style:family="paragraph" style:parent-style-name="Standard">
      <style:text-properties officeooo:paragraph-rsid="0fc57c5b"/>
    </style:style>
    <style:style style:name="P96" style:family="paragraph" style:parent-style-name="Standard">
      <style:text-properties officeooo:paragraph-rsid="0ff5414a"/>
    </style:style>
    <style:style style:name="P97" style:family="paragraph" style:parent-style-name="Standard">
      <style:text-properties officeooo:paragraph-rsid="0ff55d50"/>
    </style:style>
    <style:style style:name="P98" style:family="paragraph" style:parent-style-name="Standard">
      <style:text-properties officeooo:paragraph-rsid="100a8329"/>
    </style:style>
    <style:style style:name="P99" style:family="paragraph" style:parent-style-name="Footnote">
      <style:text-properties officeooo:paragraph-rsid="100fdbd8"/>
    </style:style>
    <style:style style:name="P100" style:family="paragraph" style:parent-style-name="Standard">
      <style:text-properties officeooo:paragraph-rsid="101b90cf"/>
    </style:style>
    <style:style style:name="P10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107" style:family="paragraph" style:parent-style-name="Standard">
      <style:text-properties officeooo:paragraph-rsid="1020f7f1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fo:font-size="10pt" officeooo:rsid="0db4d737" style:font-size-asian="10pt" style:font-size-complex="10pt"/>
    </style:style>
    <style:style style:name="T17" style:family="text">
      <style:text-properties style:font-name="Liberation Sans" fo:font-size="10pt" officeooo:rsid="0db5d4ba" style:font-size-asian="10pt" style:font-size-complex="10pt"/>
    </style:style>
    <style:style style:name="T18" style:family="text">
      <style:text-properties style:font-name="Liberation Sans" fo:font-size="10pt" officeooo:rsid="0f856ad1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officeooo:rsid="0f19e10f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4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4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45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46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100a83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6" style:family="text">
      <style:text-properties fo:color="#000000" loext:opacity="100%" style:font-name="Liberation Sans" fo:font-size="12pt" style:font-size-asian="12pt" style:font-size-complex="12pt"/>
    </style:style>
    <style:style style:name="T25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5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9" style:family="text">
      <style:text-properties style:use-window-font-color="true" loext:opacity="0%" style:font-name="Liberation Sans" officeooo:rsid="047da547"/>
    </style:style>
    <style:style style:name="T28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0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1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2" style:family="text">
      <style:text-properties style:use-window-font-color="true" loext:opacity="0%" style:font-name="Liberation Sans" fo:font-size="12pt" style:font-size-asian="12pt" style:font-size-complex="12pt"/>
    </style:style>
    <style:style style:name="T313" style:family="text">
      <style:text-properties style:use-window-font-color="true" loext:opacity="0%" style:font-name="Liberation Sans" officeooo:rsid="0efd8e5c"/>
    </style:style>
    <style:style style:name="T314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5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6" style:family="text">
      <style:text-properties officeooo:rsid="04473353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officeooo:rsid="0aace3cd"/>
    </style:style>
    <style:style style:name="T319" style:family="text">
      <style:text-properties fo:font-size="10pt" officeooo:rsid="04473353" style:font-size-asian="10pt" style:font-size-complex="10pt"/>
    </style:style>
    <style:style style:name="T32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4" style:family="text">
      <style:text-properties officeooo:rsid="0e80285f"/>
    </style:style>
    <style:style style:name="T325" style:family="text">
      <style:text-properties officeooo:rsid="0e838e2a"/>
    </style:style>
    <style:style style:name="T326" style:family="text">
      <style:text-properties officeooo:rsid="0e83c34e"/>
    </style:style>
    <style:style style:name="T32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3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34" style:family="text">
      <style:text-properties officeooo:rsid="0f0ca65a"/>
    </style:style>
    <style:style style:name="T335" style:family="text">
      <style:text-properties style:font-name="Liberation Mono" fo:font-size="11pt" style:font-size-asian="11pt" style:font-size-complex="11pt"/>
    </style:style>
    <style:style style:name="T336" style:family="text">
      <style:text-properties officeooo:rsid="0fdff8ab"/>
    </style:style>
    <style:style style:name="T337" style:family="text">
      <style:text-properties fo:font-weight="normal" style:font-weight-asian="normal" style:font-weight-complex="normal"/>
    </style:style>
    <style:style style:name="T338" style:family="text">
      <style:text-properties officeooo:rsid="0f95a7a0"/>
    </style:style>
    <style:style style:name="T339" style:family="text">
      <style:text-properties officeooo:rsid="0f8f58bd"/>
    </style:style>
    <style:style style:name="T340" style:family="text">
      <style:text-properties officeooo:rsid="0e5635a7"/>
    </style:style>
    <style:style style:name="T341" style:family="text">
      <style:text-properties style:font-name="Ubuntu1" fo:font-size="10pt" officeooo:rsid="04473353" style:font-size-asian="10pt" style:font-size-complex="10pt"/>
    </style:style>
    <style:style style:name="T342" style:family="text">
      <style:text-properties officeooo:rsid="101b90cf"/>
    </style:style>
    <style:style style:name="T343" style:family="text">
      <style:text-properties officeooo:rsid="101e15d6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1"><text:span text:style-name="T219">C</text:span><text:span text:style-name="T218">hecklist voor </text:span><text:span text:style-name="T220">de installatie</text:span><text:span text:style-name="T218"> van </text:span><text:span text:style-name="T218"><text:user-field-get text:name="Distro">Debian</text:user-field-get></text:span><text:span text:style-name="T221"><text:s/></text:span><text:span text:style-name="T221"><text:user-field-get text:name="Version">12</text:user-field-get></text:span><text:span text:style-name="Strong_20_Emphasis"><text:span text:style-name="T253"><text:s/></text:span></text:span><text:span text:style-name="Strong_20_Emphasis"><text:span text:style-name="T254">LTS</text:span></text:span><text:span text:style-name="T222"><text:note text:id="ftn1" text:note-class="footnote"><text:note-citation>1</text:note-citation><text:note-body><text:p text:style-name="P28"><text:span text:style-name="T260">LTS</text:span><text:span text:style-name="T266"> </text:span><text:span text:style-name="T267">staat voor</text:span><text:span text:style-name="T268"> </text:span><text:span text:style-name="T260">Long-Term Support, langetermijnondersteuning, </text:span><text:span text:style-name="T269">en </text:span><text:span text:style-name="T271">d</text:span><text:span text:style-name="T269">eze </text:span><text:span text:style-name="T275"><text:user-field-get text:name="Distro">Debian</text:user-field-get></text:span><text:span text:style-name="T276"><text:s/></text:span><text:span text:style-name="T276"><text:user-field-get text:name="Version">12</text:user-field-get></text:span><text:span text:style-name="Strong_20_Emphasis"><text:span text:style-name="T255"><text:s/></text:span></text:span><text:span text:style-name="T269">LTS </text:span><text:span text:style-name="T277"><text:user-field-get text:name="Edition">Desktop</text:user-field-get></text:span><text:span text:style-name="T278"><text:s/></text:span><text:span text:style-name="T272">(codenaam </text:span><text:span text:style-name="T274">bookworm</text:span><text:span text:style-name="T272">) </text:span><text:span text:style-name="T267">van</text:span><text:span text:style-name="T270"> </text:span><text:span text:style-name="T274">juni</text:span><text:span text:style-name="T263"> </text:span><text:span text:style-name="Strong_20_Emphasis"><text:span text:style-name="T163"><text:user-field-get text:name="Releaseyear">2023</text:user-field-get></text:span></text:span><text:span text:style-name="T263"><text:s/></text:span><text:span text:style-name="T260">wordt </text:span><text:span text:style-name="T264">vijf</text:span><text:span text:style-name="T260"> jaar onder</text:span><text:span text:style-name="T273">steund</text:span><text:span text:style-name="T265"> </text:span><text:span text:style-name="T260">tot </text:span><text:span text:style-name="T274">juni</text:span><text:span text:style-name="T261"> </text:span><text:span text:style-name="T260">202</text:span><text:span text:style-name="T274">8</text:span><text:span text:style-name="T262">.</text:span></text:p></text:note-body></text:note></text:span><text:span text:style-name="T223"> </text:span><text:span text:style-name="T223"><text:user-field-get text:name="Edition">Desktop</text:user-field-get></text:span><text:span text:style-name="T224">.</text:span></text:p>
      <text:p text:style-name="P45"/>
      <text:p text:style-name="P44"><text:span text:style-name="T19">Vul </text:span><text:span text:style-name="T20">achter</text:span><text:span text:style-name="T13"> de </text:span><text:span text:style-name="Definition"><text:span text:style-name="T334">ONDERSTREEPTE</text:span></text:span><text:span text:style-name="T1"> </text:span><text:span text:style-name="T14">woorden</text:span><text:span text:style-name="T13"> het</text:span><text:span text:style-name="Strong_20_Emphasis"><text:span text:style-name="T333"> </text:span></text:span><text:span text:style-name="Strong_20_Emphasis"><text:span text:style-name="T332">tekstvak</text:span></text:span><text:span text:style-name="T14"> </text:span><text:span text:style-name="T19">in,</text:span><text:span text:style-name="T14"> </text:span><text:span text:style-name="T279">zie </text:span><text:span text:style-name="T313">[</text:span><text:span text:style-name="T279">toelichting</text:span><text:span text:style-name="T313">]</text:span><text:span text:style-name="T14">:</text:span></text:p>
      <text:p text:style-name="P34"><text:span text:style-name="Definition"><text:span text:style-name="T281">g</text:span></text:span><text:span text:style-name="Definition"><text:span text:style-name="T280">ebruiker</text:span></text:span><text:span text:style-name="T285"><text:tab/><text:tab/></text:span><text:span text:style-name="T312"> <text:tab/><text:tab/></text:span><draw:control text:anchor-type="as-char" svg:y="-0.429cm" draw:z-index="7" draw:name="Gebruiker" draw:style-name="gr2" draw:text-style-name="P109" svg:width="6.002cm" svg:height="0.6cm" draw:control="control8"><svg:title>Gebruiker</svg:title><svg:desc>Volledige naam, bijv. Jan Stek</svg:desc></draw:control><text:span text:style-name="T286"><text:tab/></text:span><text:span text:style-name="T287">[</text:span><text:span text:style-name="T282">volledige naam, bijv. </text:span><text:span text:style-name="T309">J</text:span><text:span text:style-name="T310">a</text:span><text:span text:style-name="T309">n </text:span><text:span text:style-name="T310">Jansen</text:span><text:span text:style-name="T311">]</text:span></text:p>
      <text:p text:style-name="Standard"><text:span text:style-name="Definition"><text:span text:style-name="T281">g</text:span></text:span><text:span text:style-name="Definition">ebruikersnaam</text:span><text:span text:style-name="T280"><text:tab/></text:span><text:span text:style-name="T280"><draw:control text:anchor-type="as-char" svg:y="-0.429cm" draw:z-index="8" draw:name="Gberuikersnaam" draw:style-name="gr2" draw:text-style-name="P109" svg:width="6.002cm" svg:height="0.6cm" draw:control="control9"><svg:title>Gebruikersnaam</svg:title><svg:desc>Korte naam, bijv. jan</svg:desc></draw:control></text:span><text:span text:style-name="T280"><text:tab/></text:span><text:span text:style-name="T7">[</text:span><text:span text:style-name="T6">korte naam, bijv. </text:span><text:span text:style-name="T243">j</text:span><text:span text:style-name="T244">a</text:span><text:span text:style-name="T243">n</text:span><text:span text:style-name="T245">]</text:span></text:p>
      <text:p text:style-name="P30"><text:span text:style-name="Definition"><text:span text:style-name="T289">c</text:span></text:span><text:span text:style-name="Definition">omputernaam</text:span><text:span text:style-name="T288"><text:tab/><text:tab/></text:span><text:span text:style-name="T286"><draw:control text:anchor-type="as-char" svg:y="-0.429cm" draw:z-index="9" draw:name="Computernaam" draw:style-name="gr2" draw:text-style-name="P109" svg:width="6.002cm" svg:height="0.6cm" draw:control="control10"><svg:title>Computernaam</svg:title><svg:desc>Unieke naam van de computer</svg:desc></draw:control></text:span><text:span text:style-name="T286"><text:tab/></text:span><text:span text:style-name="T297">[</text:span><text:span text:style-name="T293">naam van de compute</text:span><text:span text:style-name="T294">r, </text:span><text:span text:style-name="T295">bijv. p</text:span><text:span text:style-name="T296">c02</text:span><text:span text:style-name="T297">]</text:span></text:p>
      <text:p text:style-name="P30"><text:span text:style-name="Definition"><text:span text:style-name="T281">o</text:span></text:span><text:span text:style-name="Definition"><text:span text:style-name="T280">pstartmenu</text:span></text:span><text:span text:style-name="T286"><text:tab/><text:tab/><text:tab/></text:span><text:span text:style-name="T286"><draw:control text:anchor-type="as-char" svg:y="-0.429cm" draw:z-index="10" draw:name="Opstartmenu" draw:style-name="gr2" draw:text-style-name="P109" svg:width="6.002cm" svg:height="0.6cm" draw:control="control11"><svg:title>Opstartmenu</svg:title><svg:desc>Toets voor het opstartmenu ("bootmenu")</svg:desc></draw:control></text:span><text:span text:style-name="T286"><text:tab/></text:span><text:span text:style-name="T297">[</text:span><text:span text:style-name="T293">to</text:span><text:span text:style-name="T298">ets voor het opstartmedium</text:span><text:span text:style-name="T299">]</text:span></text:p>
      <text:p text:style-name="P33"><text:span text:style-name="Definition"><text:span text:style-name="T290">i</text:span></text:span><text:span text:style-name="Definition"><text:span text:style-name="T291">nstellingen</text:span></text:span><text:span text:style-name="T292"><text:tab/> <text:tab/><text:tab/></text:span><text:span text:style-name="T292"><draw:control text:anchor-type="as-char" svg:y="-0.429cm" draw:z-index="6" draw:name="Instellingen" draw:style-name="gr2" draw:text-style-name="P109" svg:width="6.002cm" svg:height="0.6cm" draw:control="control7"><svg:title>Instellingen</svg:title><svg:desc>Toets voor het BIOS/UEFI-scherm ("setup")</svg:desc></draw:control></text:span><text:span text:style-name="T292"><text:tab/></text:span><text:span text:style-name="T297">[</text:span><text:span text:style-name="T293">toets voor het UEFI-BIOS-scherm</text:span><text:span text:style-name="T297">]</text:span></text:p>
      <text:p text:style-name="P31"><text:span text:style-name="Definition"><text:span text:style-name="T302">g</text:span></text:span><text:span text:style-name="Definition"><text:span text:style-name="T301">ebruiker</text:span></text:span><text:span text:style-name="Definition"><text:span text:style-name="T303">2</text:span></text:span><text:span text:style-name="T300"><text:tab/></text:span><text:span text:style-name="T312"> <text:tab/><text:tab/></text:span><text:span text:style-name="T286"><draw:control text:anchor-type="as-char" svg:y="-0.429cm" draw:z-index="16" draw:name="Gebruiker 1" draw:style-name="gr2" draw:text-style-name="P109" svg:width="6.002cm" svg:height="0.6cm" draw:control="control17"><svg:title>Gebruiker</svg:title><svg:desc>Volledige naam, bijv. Jan Stek</svg:desc></draw:control></text:span><text:span text:style-name="T286"><text:tab/></text:span><text:span text:style-name="T287">[</text:span><text:span text:style-name="T282">volledige naam </text:span><text:span text:style-name="T283">evt. 2</text:span><text:span text:style-name="T314">e</text:span><text:span text:style-name="T283"> gebruiker</text:span><text:span text:style-name="T284">]</text:span></text:p>
      <text:p text:style-name="P66"><text:span text:style-name="Definition"><text:span text:style-name="T302">g</text:span></text:span><text:span text:style-name="Definition"><text:span text:style-name="T301">ebruikersnaam</text:span></text:span><text:span text:style-name="Definition"><text:span text:style-name="T303">2</text:span></text:span><text:span text:style-name="T301"><text:tab/></text:span><text:span text:style-name="T280"><draw:control text:anchor-type="as-char" svg:y="-0.429cm" draw:z-index="17" draw:name="Gberuikersnaam 1" draw:style-name="gr2" draw:text-style-name="P109" svg:width="6.002cm" svg:height="0.6cm" draw:control="control18"><svg:title>Gebruikersnaam</svg:title><svg:desc>Korte naam, bijv. jan</svg:desc></draw:control></text:span><text:span text:style-name="T280"><text:tab/></text:span><text:span text:style-name="T305">[</text:span><text:span text:style-name="T304">korte naam</text:span><text:span text:style-name="T306"> </text:span><text:span text:style-name="T307">evt. 2</text:span><text:span text:style-name="T315">e</text:span><text:span text:style-name="T307"> gebruiker</text:span><text:span text:style-name="T308">]</text:span></text:p>
      <text:p text:style-name="P35"><text:span text:style-name="T229">Vervang </text:span><text:span text:style-name="T234">de</text:span><text:span text:style-name="T229"> </text:span><text:span text:style-name="Definition"><text:span text:style-name="T22">ONDERSTREEPTE</text:span></text:span><text:span text:style-name="T229"> </text:span><text:span text:style-name="T230">woorden </text:span><text:span text:style-name="T229">in deze checklist door </text:span><text:span text:style-name="T234">d</text:span><text:span text:style-name="T236">i</text:span><text:span text:style-name="T234">e </text:span><text:span text:style-name="T235">in </text:span><text:span text:style-name="T236">het</text:span><text:span text:style-name="Strong_20_Emphasis"><text:span text:style-name="T56"> </text:span></text:span><text:span text:style-name="Strong_20_Emphasis"><text:span text:style-name="T86">tekstvak</text:span></text:span><text:span text:style-name="T229">.</text:span></text:p>
      <text:p text:style-name="P38"/>
      <text:p text:style-name="P38"/>
      <text:p text:style-name="P32"><text:span text:style-name="T241">Nog niet op Linux?</text:span><text:span text:style-name="T231"><text:tab/></text:span><text:span text:style-name="T237"><text:tab/></text:span><text:span text:style-name="T238">G</text:span><text:span text:style-name="T228">ebruik </text:span><text:span text:style-name="Strong_20_Emphasis"><text:span text:style-name="T242">Checklist migratie</text:span></text:span><text:span text:style-name="T228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2"> onder </text:span><text:span text:style-name="T240">Linux</text:span><text:span text:style-name="T233">.</text:span></text:p>
      <text:p text:style-name="P24"><text:span text:style-name="T216">Nieuwe installatie?</text:span><text:span text:style-name="T211"><text:tab/></text:span><text:span text:style-name="T213"></text:span><text:span text:style-name="T215"><text:tab/></text:span><text:span text:style-name="T214">B</text:span><text:span text:style-name="T211">egin bij hoofdstuk </text:span><text:span text:style-name="T216"><text:bookmark-ref text:reference-format="page" text:ref-name="__RefNumPara__4009_1271708128">2</text:bookmark-ref></text:span><text:span text:style-name="T216"><text:s text:c="2"/></text:span><text:span text:style-name="T217"><text:bookmark-ref text:reference-format="text" text:ref-name="__RefNumPara__4009_1271708128">Installatie uitvoeren</text:bookmark-ref></text:span><text:span text:style-name="T212">.</text:span></text:p>
      <text:p text:style-name="P36"><text:span text:style-name="Strong_20_Emphasis"><text:span text:style-name="T239"/></text:span></text:p>
      <text:p text:style-name="P36"><text:span text:style-name="Strong_20_Emphasis"><text:span text:style-name="T239"/></text:span></text:p>
      <text:list xml:id="list3141056049" text:style-name="L1">
        <text:list-item>
          <text:p text:style-name="P10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8"><draw:control text:anchor-type="as-char" draw:z-index="0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8"><draw:control text:anchor-type="as-char" draw:z-index="19" draw:name="Vorm 2" draw:style-name="gr1" draw:text-style-name="P108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1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2"><text:note text:id="ftn2" text:note-class="footnote"><text:note-citation>2</text:note-citation><text:note-body><text:p text:style-name="P25"><text:span text:style-name="T177">E</text:span><text:span text:style-name="T180">v</text:span><text:span text:style-name="T181">en</text:span><text:span text:style-name="T183">t</text:span><text:span text:style-name="T184">uele </text:span><text:span text:style-name="T185">extra </text:span><text:span text:style-name="Definition"><text:span text:style-name="T320">gebruiker</text:span></text:span><text:span text:style-name="T185">s aanmelden </text:span><text:span text:style-name="T186">en dezelfde stappen uitvoeren</text:span><text:span text:style-name="T182">.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1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8"><draw:control text:anchor-type="as-char" draw:z-index="11" draw:name="Vorm4" draw:style-name="gr1" draw:text-style-name="P108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8"><draw:control text:anchor-type="as-char" draw:z-index="20" draw:name="Vorm 3" draw:style-name="gr1" draw:text-style-name="P108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51">Installeer </text:span></text:span><text:span text:style-name="Strong_20_Emphasis"><text:span text:style-name="T85">pakket kz</text:span></text:span><text:span text:style-name="Strong_20_Emphasis"><text:span text:style-name="T85"><text:note text:id="ftn3" text:note-class="footnote"><text:note-citation>3</text:note-citation><text:note-body><text:p text:style-name="P71"><text:span text:style-name="T325">Debian-</text:span><text:span text:style-name="T326">p</text:span>akket kz plaatst documenten en scripts van Karel Zimmer <text:span text:style-name="T324">(zie </text:span><text:a xlink:type="simple" xlink:href="https://karelzimmer.nl/" text:style-name="Internet_20_link" text:visited-style-name="Visited_20_Internet_20_Link"><text:span text:style-name="Strong_20_Emphasis"><text:span text:style-name="T323">karelzimmer.nl</text:span></text:span></text:a><text:span text:style-name="Strong_20_Emphasis"><text:span text:style-name="T202">) </text:span></text:span>voor het installeren en beheren van Debian en op Debian gebaseerd systeem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97"><text:span text:style-name="Strong_20_Emphasis"><text:span text:style-name="T93">T</text:span></text:span><text:span text:style-name="Strong_20_Emphasis"><text:span text:style-name="T57">yp </text:span></text:span><text:span text:style-name="Strong_20_Emphasis"><text:span text:style-name="T107">ter</text:span></text:span><text:span text:style-name="Strong_20_Emphasis"><text:span text:style-name="T108">m</text:span></text:span><text:span text:style-name="Strong_20_Emphasis"><text:span text:style-name="T58"> </text:span></text:span><text:span text:style-name="Strong_20_Emphasis"><text:span text:style-name="T93">(</text:span></text:span><text:span text:style-name="Strong_20_Emphasis"><text:span text:style-name="T94">d</text:span></text:span><text:span text:style-name="Strong_20_Emphasis"><text:span text:style-name="T56">ruk op de </text:span></text:span><text:span text:style-name="Strong_20_Emphasis"><text:span text:style-name="T68">Super</text:span></text:span><text:span text:style-name="Strong_20_Emphasis"><text:span text:style-name="T56">-toets</text:span></text:span><text:span text:style-name="Strong_20_Emphasis"><text:span text:style-name="T56"><text:note text:id="ftn4" text:note-class="footnote"><text:note-citation>4</text:note-citation><text:note-body><text:p text:style-name="P26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5"> </text:span></text:span><text:span text:style-name="Strong_20_Emphasis"><text:span text:style-name="T93">als nodig) </text:span></text:span><text:span text:style-name="Strong_20_Emphasis"><text:span text:style-name="T59">e</text:span></text:span><text:span text:style-name="Strong_20_Emphasis"><text:span text:style-name="T53">n </text:span></text:span><text:span text:style-name="Strong_20_Emphasis"><text:span text:style-name="T60">k</text:span></text:span><text:span text:style-name="Strong_20_Emphasis"><text:span text:style-name="T53">lik op het pictogram van </text:span></text:span><text:span text:style-name="Strong_20_Emphasis"><text:span text:style-name="T109">Terminalvenster</text:span></text:span><text:span text:style-name="Strong_20_Emphasis"><text:span text:style-name="T61">.</text:span></text:span><text:span text:style-name="Strong_20_Emphasis"><text:span text:style-name="T58"> 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1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2">, of </text:span></text:span><text:span text:style-name="Strong_20_Emphasis"><text:span text:style-name="T58">kopieer en plak, de</text:span></text:span><text:span text:style-name="Strong_20_Emphasis"><text:span text:style-name="T63">z</text:span></text:span><text:span text:style-name="Strong_20_Emphasis"><text:span text:style-name="T58">e </text:span></text:span><text:span text:style-name="Strong_20_Emphasis"><text:span text:style-name="T64">drie </text:span></text:span><text:span text:style-name="Strong_20_Emphasis"><text:span text:style-name="T58">opdrachten, ieder gevolgd door de </text:span></text:span><text:span text:style-name="Strong_20_Emphasis"><text:span text:style-name="T54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5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5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5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8"><draw:control text:anchor-type="as-char" draw:z-index="1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8"><draw:control text:anchor-type="as-char" draw:z-index="21" draw:name="Vorm 6" draw:style-name="gr1" draw:text-style-name="P108" svg:width="0.35cm" svg:height="0.35cm" draw:control="control22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5">Bereid de installatie voor</text:span></text:span><text:span text:style-name="Strong_20_Emphasis"><text:span text:style-name="T53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7"><text:span text:style-name="Strong_20_Emphasis"><text:span text:style-name="T57">Typ </text:span></text:span><text:span text:style-name="Strong_20_Emphasis"><text:span text:style-name="T110">men</text:span></text:span><text:span text:style-name="Strong_20_Emphasis"><text:span text:style-name="T111">u</text:span></text:span><text:span text:style-name="Strong_20_Emphasis"><text:span text:style-name="T56"> </text:span></text:span><text:span text:style-name="Strong_20_Emphasis"><text:span text:style-name="T92">(d</text:span></text:span><text:span text:style-name="Strong_20_Emphasis"><text:span text:style-name="T89">ruk</text:span></text:span><text:span text:style-name="Strong_20_Emphasis"><text:span text:style-name="T55"> op</text:span></text:span><text:span text:style-name="Strong_20_Emphasis"><text:span text:style-name="T61"> de </text:span></text:span><text:span text:style-name="Strong_20_Emphasis"><text:span text:style-name="T68">Super</text:span></text:span><text:span text:style-name="Strong_20_Emphasis"><text:span text:style-name="T61">-toets </text:span></text:span><text:span text:style-name="Strong_20_Emphasis"><text:span text:style-name="T92">als nodig) </text:span></text:span><text:span text:style-name="Strong_20_Emphasis"><text:span text:style-name="T69">e</text:span></text:span><text:span text:style-name="Strong_20_Emphasis"><text:span text:style-name="T53">n </text:span></text:span><text:span text:style-name="Strong_20_Emphasis"><text:span text:style-name="T60">k</text:span></text:span><text:span text:style-name="Strong_20_Emphasis"><text:span text:style-name="T53">lik op het pictogram van</text:span></text:span><text:span text:style-name="Strong_20_Emphasis"><text:span text:style-name="T99">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67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74"><text:span text:style-name="Strong_20_Emphasis"><text:span text:style-name="T95">S</text:span></text:span><text:span text:style-name="Strong_20_Emphasis"><text:span text:style-name="T95">electeer</text:span></text:span><text:span text:style-name="Strong_20_Emphasis"><text:span text:style-name="T66"> </text:span></text:span><text:span text:style-name="Strong_20_Emphasis"><text:span text:style-name="T126">1</text:span></text:span><text:span text:style-name="Strong_20_Emphasis"><text:span text:style-name="T127"> - </text:span></text:span><text:span text:style-name="Strong_20_Emphasis"><text:span text:style-name="T128">In</text:span></text:span><text:span text:style-name="Strong_20_Emphasis"><text:span text:style-name="T123">stallatie voorbereiden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42"/>
      <text:list xml:id="list190812168174509" text:continue-numbering="true" text:style-name="L1">
        <text:list-item>
          <text:p text:style-name="P103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8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8"><text:span text:style-name="T256">Start de computer op vanaf </text:span><text:span text:style-name="T257">een </text:span><text:span text:style-name="T249"><text:user-field-get text:name="Distro">Debian</text:user-field-get></text:span><text:span text:style-name="T250"><text:s/></text:span><text:span text:style-name="T250"><text:user-field-get text:name="Version">12</text:user-field-get></text:span><text:span text:style-name="Strong_20_Emphasis"><text:span text:style-name="T247"><text:s/></text:span></text:span><text:span text:style-name="Strong_20_Emphasis"><text:span text:style-name="T252">LTS </text:span></text:span><text:span text:style-name="Strong_20_Emphasis"><text:span text:style-name="T251"><text:user-field-get text:name="Edition">Desktop</text:user-field-get></text:span></text:span><text:span text:style-name="Strong_20_Emphasis"><text:span text:style-name="T251"><text:s/></text:span></text:span><text:span text:style-name="T258">Live</text:span><text:span text:style-name="T140"><text:note text:id="ftn5" text:note-class="footnote"><text:note-citation>1</text:note-citation><text:note-body><text:p text:style-name="P29"><text:span text:style-name="T316">Vanaf een </text:span><text:span text:style-name="T338">L</text:span><text:span text:style-name="T316">ive </text:span><text:span text:style-name="T339">USB</text:span><text:span text:style-name="T318">-stick </text:span><text:span text:style-name="T340">(</text:span><text:span text:style-name="T318">of </text:span><text:span text:style-name="T339">DVD</text:span><text:span text:style-name="T340">)</text:span><text:span text:style-name="T341"> </text:span><text:span text:style-name="T316">kunt u opstarten en </text:span><text:span text:style-name="T319">met </text:span><text:span text:style-name="Strong_20_Emphasis"><text:span text:style-name="T259"><text:user-field-get text:name="Distro">Debian</text:user-field-get></text:span></text:span><text:span text:style-name="Strong_20_Emphasis"><text:span text:style-name="T259"><text:s/></text:span></text:span><text:span text:style-name="T316">werken zonder enige bestanden op de harde schijf te wijzigen en maakt ook installatie van </text:span><text:span text:style-name="Strong_20_Emphasis"><text:span text:style-name="T259"><text:user-field-get text:name="Distro">Debian</text:user-field-get></text:span></text:span><text:span text:style-name="Strong_20_Emphasis"><text:span text:style-name="T259"><text:s/></text:span></text:span><text:span text:style-name="T316">mogelijk.</text:span></text:p></text:note-body></text:note></text:span><text:span text:style-name="T139"> </text:span><text:span text:style-name="T146">USB</text:span><text:span text:style-name="T141">-stick</text:span><text:span text:style-name="T141"><text:note text:id="ftn6" text:note-class="footnote"><text:note-citation>2</text:note-citation><text:note-body><text:p text:style-name="P99"><text:span text:style-name="Strong_20_Emphasis"><text:span text:style-name="T162">In een grafische werkomgeving:<text:line-break/></text:span></text:span><text:span text:style-name="T15">D</text:span><text:span text:style-name="Strong_20_Emphasis"><text:span text:style-name="T149">ow</text:span></text:span><text:span text:style-name="Strong_20_Emphasis"><text:span text:style-name="T150">nload </text:span></text:span><text:span text:style-name="Strong_20_Emphasis"><text:span text:style-name="T147">e</text:span></text:span><text:span text:style-name="Strong_20_Emphasis"><text:span text:style-name="T151">e</text:span></text:span><text:span text:style-name="Strong_20_Emphasis"><text:span text:style-name="T152">n</text:span></text:span><text:span text:style-name="Strong_20_Emphasis"><text:span text:style-name="T176"> </text:span></text:span><text:span text:style-name="Strong_20_Emphasis"><text:span text:style-name="T205">cd</text:span></text:span><text:span text:style-name="Strong_20_Emphasis"><text:span text:style-name="T199">-beeldbestand</text:span></text:span><text:span text:style-name="Strong_20_Emphasis"><text:span text:style-name="T150"> </text:span></text:span><text:span text:style-name="Strong_20_Emphasis"><text:span text:style-name="T160">(.iso) </text:span></text:span><text:span text:style-name="Strong_20_Emphasis"><text:span text:style-name="T153">v</text:span></text:span><text:span text:style-name="Strong_20_Emphasis"><text:span text:style-name="T154">anaf</text:span></text:span><text:span text:style-name="Strong_20_Emphasis"><text:span text:style-name="T155"> </text:span></text:span><text:a xlink:type="simple" xlink:href="https://www.debian.org/CD/live/" text:style-name="Internet_20_link" text:visited-style-name="Visited_20_Internet_20_Link"><text:span text:style-name="Strong_20_Emphasis"><text:span text:style-name="T321">debian.org/cd/live</text:span></text:span></text:a><text:span text:style-name="Strong_20_Emphasis"><text:span text:style-name="T155">, </text:span></text:span><text:span text:style-name="Strong_20_Emphasis"><text:span text:style-name="T161">klik onder </text:span></text:span><text:span text:style-name="Strong_20_Emphasis"><text:span text:style-name="T167">DVD/USB</text:span></text:span><text:span text:style-name="Strong_20_Emphasis"><text:span text:style-name="T161"> op </text:span></text:span><text:span text:style-name="Strong_20_Emphasis"><text:span text:style-name="T167">amd64</text:span></text:span><text:span text:style-name="Strong_20_Emphasis"><text:span text:style-name="T161">.</text:span></text:span><text:span text:style-name="Strong_20_Emphasis"><text:span text:style-name="T155"><text:line-break/></text:span></text:span><text:span text:style-name="Strong_20_Emphasis"><text:span text:style-name="T158">K</text:span></text:span><text:span text:style-name="Strong_20_Emphasis"><text:span text:style-name="T159">lik op</text:span></text:span><text:span text:style-name="Strong_20_Emphasis"><text:span text:style-name="T156"> </text:span></text:span><text:span text:style-name="T164">debian-live-1</text:span><text:span text:style-name="T167">2</text:span><text:span text:style-name="T164">.</text:span><text:span text:style-name="T168">x</text:span><text:span text:style-name="T164">.</text:span><text:span text:style-name="T168">y</text:span><text:span text:style-name="T165">-</text:span><text:span text:style-name="T164">amd64-</text:span><text:span text:style-name="T165">gnome</text:span><text:span text:style-name="T166">.iso</text:span><text:span text:style-name="Strong_20_Emphasis"><text:span text:style-name="T150">.<text:line-break/></text:span></text:span><text:span text:style-name="Strong_20_Emphasis"><text:span text:style-name="T157">P</text:span></text:span><text:span text:style-name="T15">laats een </text:span><text:span text:style-name="T18">usb</text:span><text:span text:style-name="T15">-stick </text:span><text:span text:style-name="T16">van </text:span><text:span text:style-name="T15">min</text:span><text:span text:style-name="T17">imaal </text:span><text:span text:style-name="T15">4 GB.</text:span></text:p><text:p text:style-name="P67"><text:span text:style-name="T15"><text:tab/></text:span><text:span text:style-name="Strong_20_Emphasis"><text:span text:style-name="T187">Zoek</text:span></text:span><text:span text:style-name="Strong_20_Emphasis"><text:span text:style-name="T188"> </text:span></text:span><text:span text:style-name="Strong_20_Emphasis"><text:span text:style-name="T207">s</text:span></text:span><text:span text:style-name="Strong_20_Emphasis"><text:span text:style-name="T208">ch</text:span></text:span><text:span text:style-name="Strong_20_Emphasis"><text:span text:style-name="T188"> en klik op het pictogram van</text:span></text:span><text:span text:style-name="Strong_20_Emphasis"><text:span text:style-name="T189"> </text:span></text:span><text:span text:style-name="Strong_20_Emphasis"><text:span text:style-name="T210">Schijven</text:span></text:span><text:span text:style-name="Strong_20_Emphasis"><text:span text:style-name="T190">. Selecteer de </text:span></text:span><text:span text:style-name="Strong_20_Emphasis"><text:span text:style-name="T206">usb</text:span></text:span><text:span text:style-name="Strong_20_Emphasis"><text:span text:style-name="T190">-stick in de lijst van schijven aan de linkerkant en klik rechtsboven op </text:span></text:span><text:span text:style-name="Strong_20_Emphasis"><text:span text:style-name="T209">Schijfinstellingen</text:span></text:span><text:span text:style-name="Strong_20_Emphasis"><text:span text:style-name="T190"> </text:span></text:span><text:span text:style-name="Strong_20_Emphasis"><text:span text:style-name="T209">⋮</text:span></text:span><text:span text:style-name="Strong_20_Emphasis"><text:span text:style-name="T190"> (icoontje met de drie puntjes).</text:span></text:span></text:p><text:p text:style-name="P72"><text:span text:style-name="Strong_20_Emphasis"><text:span text:style-name="T190"><text:tab/>Kies </text:span></text:span><text:span text:style-name="Strong_20_Emphasis"><text:span text:style-name="T209">Schijfkopie terugzetten</text:span></text:span><text:span text:style-name="Strong_20_Emphasis"><text:span text:style-name="T190"> en selecteer </text:span></text:span><text:span text:style-name="Strong_20_Emphasis"><text:span text:style-name="T201">het net</text:span></text:span><text:span text:style-name="Strong_20_Emphasis"><text:span text:style-name="T199"> gedownloade </text:span></text:span><text:span text:style-name="Strong_20_Emphasis"><text:span text:style-name="T205">cd</text:span></text:span><text:span text:style-name="Strong_20_Emphasis"><text:span text:style-name="T199">-beeldbestand </text:span></text:span><text:span text:style-name="Strong_20_Emphasis"><text:span text:style-name="T200">(.iso)</text:span></text:span><text:span text:style-name="Strong_20_Emphasis"><text:span text:style-name="T199">.</text:span></text:span></text:p><text:p text:style-name="P67"><text:span text:style-name="Strong_20_Emphasis"><text:span text:style-name="T190"><text:tab/>Klik op </text:span></text:span><text:span text:style-name="Strong_20_Emphasis"><text:span text:style-name="T209">Terugzetten starten</text:span></text:span><text:span text:style-name="Strong_20_Emphasis"><text:span text:style-name="T190"> en vervolgens op </text:span></text:span><text:span text:style-name="Strong_20_Emphasis"><text:span text:style-name="T209">Terugzetten</text:span></text:span><text:span text:style-name="Strong_20_Emphasis"><text:span text:style-name="T191">.<text:line-break/></text:span></text:span><text:span text:style-name="Strong_20_Emphasis"><text:span text:style-name="T203">O</text:span></text:span><text:span text:style-name="Strong_20_Emphasis"><text:span text:style-name="T192">f </text:span></text:span><text:span text:style-name="Strong_20_Emphasis"><text:span text:style-name="T193">gebruik </text:span></text:span><text:span text:style-name="Strong_20_Emphasis"><text:span text:style-name="T194">het programma </text:span></text:span><text:span text:style-name="Strong_20_Emphasis"><text:span text:style-name="T178">Etche</text:span></text:span><text:span text:style-name="Strong_20_Emphasis"><text:span text:style-name="T179">r</text:span></text:span><text:span text:style-name="Strong_20_Emphasis"><text:span text:style-name="T194"> </text:span></text:span><text:span text:style-name="Strong_20_Emphasis"><text:span text:style-name="T195">(</text:span></text:span><text:a xlink:type="simple" xlink:href="https://www.balena.io/etcher/" text:style-name="Internet_20_link" text:visited-style-name="Visited_20_Internet_20_Link"><text:span text:style-name="Strong_20_Emphasis"><text:span text:style-name="T322">etcher.io</text:span></text:span></text:a><text:span text:style-name="Strong_20_Emphasis"><text:span text:style-name="T195">) </text:span></text:span><text:span text:style-name="Strong_20_Emphasis"><text:span text:style-name="T204">dat </text:span></text:span><text:span text:style-name="Strong_20_Emphasis"><text:span text:style-name="T192">beschikbaar </text:span></text:span><text:span text:style-name="Strong_20_Emphasis"><text:span text:style-name="T204">is </text:span></text:span><text:span text:style-name="Strong_20_Emphasis"><text:span text:style-name="T192">voor </text:span></text:span><text:span text:style-name="Strong_20_Emphasis"><text:span text:style-name="T190">Windows, </text:span></text:span><text:span text:style-name="Strong_20_Emphasis"><text:span text:style-name="T196">mac</text:span></text:span><text:span text:style-name="Strong_20_Emphasis"><text:span text:style-name="T197">OS</text:span></text:span><text:span text:style-name="Strong_20_Emphasis"><text:span text:style-name="T194">, </text:span></text:span><text:span text:style-name="Strong_20_Emphasis"><text:span text:style-name="T195">en </text:span></text:span><text:span text:style-name="Strong_20_Emphasis"><text:span text:style-name="T194">Linux</text:span></text:span><text:span text:style-name="Strong_20_Emphasis"><text:span text:style-name="T198">.</text:span></text:span></text:p></text:note-body></text:note></text:span><text:span text:style-name="T139"> </text:span><text:span text:style-name="T144">of </text:span><text:span text:style-name="T146">DVD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" office:value-type="string">
            <text:p text:style-name="P95"><text:span text:style-name="T142">Opstart/</text:span><text:span text:style-name="T143">bootmenu</text:span><text:span text:style-name="T142"> </text:span><text:span text:style-name="T139">via </text:span><text:span text:style-name="Definition"><text:span text:style-name="T5">opstartmenu</text:span></text:span><text:span text:style-name="T139"> </text:span><text:span text:style-name="T145">en </text:span><text:span text:style-name="T142">instellingen/</text:span><text:span text:style-name="T143">setup</text:span><text:span text:style-name="T139"> via </text:span><text:span text:style-name="Definition"><text:span text:style-name="T5">instellingen</text:span>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1"/></text:span></text:p>
          </table:table-cell>
          <table:table-cell table:style-name="_32_._5f_Installatie_5f_uitvoeren.C3" office:value-type="string">
            <text:p text:style-name="P106"><text:span text:style-name="Strong_20_Emphasis"><text:span text:style-name="T95">Selecteer</text:span></text:span><text:span text:style-name="Strong_20_Emphasis"><text:span text:style-name="T104"> </text:span></text:span><text:span text:style-name="Strong_20_Emphasis"><text:span text:style-name="T117">Live </text:span></text:span><text:span text:style-name="Strong_20_Emphasis"><text:span text:style-name="T118">system (amd64)</text:span></text:span><text:span text:style-name="Strong_20_Emphasis"><text:span text:style-name="T102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8"><text:span text:style-name="Strong_20_Emphasis"><text:span text:style-name="T98"><draw:control text:anchor-type="as-char" draw:z-index="26" draw:name="Vorm13_ 2" draw:style-name="gr1" draw:text-style-name="P108" svg:width="0.35cm" svg:height="0.35cm" draw:control="control27"/></text:span></text:span></text:p>
          </table:table-cell>
          <table:table-cell table:style-name="_32_._5f_Installatie_5f_uitvoeren.C5" office:value-type="string">
            <text:p text:style-name="P48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6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98"><draw:control text:anchor-type="as-char" draw:z-index="13" draw:name="Vorm13_1" draw:style-name="gr1" draw:text-style-name="P108" svg:width="0.35cm" svg:height="0.35cm" draw:control="control14"/></text:span></text:span></text:p>
          </table:table-cell>
          <table:table-cell table:style-name="_32_._5f_Installatie_5f_uitvoeren.C7" office:value-type="string">
            <text:p text:style-name="P94"><text:span text:style-name="Strong_20_Emphasis"><text:span text:style-name="T42">Start de installatie</text:span></text:span><text:span text:style-name="Strong_20_Emphasis"><text:span text:style-name="T105"> </text:span></text:span><text:span text:style-name="Strong_20_Emphasis"><text:span text:style-name="T53">via </text:span></text:span><text:span text:style-name="Strong_20_Emphasis"><text:span text:style-name="T55">een </text:span></text:span><text:span text:style-name="Strong_20_Emphasis"><text:span text:style-name="T74">klik op </text:span></text:span><text:span text:style-name="Strong_20_Emphasis"><text:span text:style-name="T112">Activities</text:span></text:span><text:span text:style-name="Strong_20_Emphasis"><text:span text:style-name="T74"> en </text:span></text:span><text:span text:style-name="Strong_20_Emphasis"><text:span text:style-name="T75">een </text:span></text:span><text:span text:style-name="Strong_20_Emphasis"><text:span text:style-name="T74">klik op</text:span></text:span><text:span text:style-name="Strong_20_Emphasis"><text:span text:style-name="T76"> </text:span></text:span><text:span text:style-name="Strong_20_Emphasis"><text:span text:style-name="T113">Install Debian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90"><text:span text:style-name="T336">Indien</text:span> gevraagd, typ wachtwoord <text:span text:style-name="T335">live</text:span>.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9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48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</text:span></text:span><text:span text:style-name="Strong_20_Emphasis"><text:span text:style-name="T31">h</text:span></text:span><text:span text:style-name="Strong_20_Emphasis"><text:span text:style-name="T29">e</text:span></text:span><text:span text:style-name="Strong_20_Emphasis"><text:span text:style-name="T31">t</text:span></text:span><text:span text:style-name="Strong_20_Emphasis"><text:span text:style-name="T29"> </text:span></text:span><text:span text:style-name="Strong_20_Emphasis"><text:span text:style-name="T30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1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98"><draw:control text:anchor-type="as-char" draw:z-index="18" draw:name="Vorm13_ 1" draw:style-name="gr1" draw:text-style-name="P108" svg:width="0.35cm" svg:height="0.35cm" draw:control="control19"/></text:span></text:span></text:p>
          </table:table-cell>
          <table:table-cell table:style-name="_32_._5f_Installatie_5f_uitvoeren.C12" office:value-type="string">
            <text:p text:style-name="P93"><text:span text:style-name="Strong_20_Emphasis"><text:span text:style-name="T42">Bij </text:span></text:span><text:span text:style-name="Strong_20_Emphasis"><text:span text:style-name="T119">Welcome</text:span></text:span><text:span text:style-name="Strong_20_Emphasis"><text:span text:style-name="T42">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2" office:value-type="string">
            <text:p text:style-name="P100"><text:span text:style-name="Strong_20_Emphasis"><text:span text:style-name="T49">K</text:span></text:span><text:span text:style-name="Strong_20_Emphasis"><text:span text:style-name="T42">ies </text:span></text:span><text:span text:style-name="Strong_20_Emphasis"><text:span text:style-name="T119">Nederlands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2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98"><draw:control text:anchor-type="as-char" draw:z-index="27" draw:name="Vorm13_ 3" draw:style-name="gr1" draw:text-style-name="P108" svg:width="0.35cm" svg:height="0.35cm" draw:control="control28"/></text:span></text:span></text:p>
          </table:table-cell>
          <table:table-cell table:style-name="_32_._5f_Installatie_5f_uitvoeren.C15" office:value-type="string">
            <text:p text:style-name="P20">Bij <text:span text:style-name="T317">Locatie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5" office:value-type="string">
            <text:p text:style-name="P21"><text:span text:style-name="T342">B</text:span>ij <text:span text:style-name="T317">Regio</text:span> <text:span text:style-name="T342">kies</text:span> <text:span text:style-name="T317">Europa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5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98"><draw:control text:anchor-type="as-char" draw:z-index="28" draw:name="Vorm13_ 4" draw:style-name="gr1" draw:text-style-name="P108" svg:width="0.35cm" svg:height="0.35cm" draw:control="control29"/></text:span></text:span></text:p>
          </table:table-cell>
          <table:table-cell table:style-name="_32_._5f_Installatie_5f_uitvoeren.C18" office:value-type="string">
            <text:p text:style-name="P20">Bij <text:span text:style-name="T317">Toetsenbord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8" office:value-type="string">
            <text:p text:style-name="P22"><text:span text:style-name="T343">K</text:span>ies <text:span text:style-name="T317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2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8"><draw:control text:anchor-type="as-char" draw:z-index="3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21" office:value-type="string">
            <text:p text:style-name="P92"><text:span text:style-name="Strong_20_Emphasis"><text:span text:style-name="T101">Bij </text:span></text:span><text:span text:style-name="Strong_20_Emphasis"><text:span text:style-name="T116">Gebruikers</text:span></text:span><text:span text:style-name="Strong_20_Emphasis"><text:span text:style-name="T101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2" office:value-type="string">
            <text:p text:style-name="P91"><text:span text:style-name="Strong_20_Emphasis"><text:span text:style-name="T103">V</text:span></text:span><text:span text:style-name="Strong_20_Emphasis"><text:span text:style-name="T101">ul in </text:span></text:span><text:span text:style-name="Strong_20_Emphasis"><text:span text:style-name="T120">Wat is je naam?</text:span></text:span><text:span text:style-name="Strong_20_Emphasis"><text:span text:style-name="T44"> </text:span></text:span><text:span text:style-name="Definition"><text:span text:style-name="T9">gebruiker</text:span></text:span><text:span text:style-name="Strong_20_Emphasis"><text:span text:style-name="T96">,</text:span></text:span><text:span text:style-name="Strong_20_Emphasis"><text:span text:style-name="T97"><text:line-break/></text:span></text:span><text:span text:style-name="Strong_20_Emphasis"><text:span text:style-name="T120">Welke naam wil je gebruiken om in te loggen?</text:span></text:span><text:span text:style-name="Strong_20_Emphasis"><text:span text:style-name="T45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2">,<text:line-break/></text:span></text:span><text:span text:style-name="Strong_20_Emphasis"><text:span text:style-name="T121">Wat is de </text:span></text:span><text:span text:style-name="Strong_20_Emphasis"><text:span text:style-name="T120">naam van deze </text:span></text:span><text:span text:style-name="Strong_20_Emphasis"><text:span text:style-name="T121">computer</text:span></text:span><text:span text:style-name="Strong_20_Emphasis"><text:span text:style-name="T46"> </text:span></text:span><text:span text:style-name="Definition"><text:span text:style-name="T9">computernaam</text:span></text:span><text:span text:style-name="Strong_20_Emphasis"><text:span text:style-name="T44">, </text:span></text:span><text:span text:style-name="Strong_20_Emphasis"><text:span text:style-name="T50">en</text:span></text:span></text:p>
            <text:p text:style-name="P91"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</text:span></text:span><text:span text:style-name="Strong_20_Emphasis"><text:span text:style-name="T122">wachtwoord</text:span></text:span><text:span text:style-name="Strong_20_Emphasis"><text:span text:style-name="T47"> </text:span></text:span><text:span text:style-name="Strong_20_Emphasis"><text:span text:style-name="T44">in</text:span></text:span><text:span text:style-name="Strong_20_Emphasis"><text:span text:style-name="T41">.</text:span></text:span></text:p>
          </table:table-cell>
        </table:table-row>
      </table:table>
      <text:p text:style-name="P51"><text:span text:style-name="Strong_20_Emphasis"><text:span text:style-name="T106"/></text:span></text:p>
      <text:list xml:id="list190813745351045" text:continue-numbering="true" text:style-name="L1">
        <text:list-item>
          <text:p text:style-name="P105"><text:span text:style-name="Strong_20_Emphasis"><text:span text:style-name="T133">Installatie </text:span></text:span><text:span text:style-name="Strong_20_Emphasis"><text:span text:style-name="T134">afronden</text:span></text:span></text:p>
        </text:list-item>
      </text:list>
      <text:p text:style-name="P52"><text:span text:style-name="Strong_20_Emphasis"><text:span text:style-name="T4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8"><draw:control text:anchor-type="as-char" draw:z-index="4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0"><draw:control text:anchor-type="as-char" draw:z-index="24" draw:name="Vorm 1" draw:style-name="gr1" draw:text-style-name="P108" svg:width="0.35cm" svg:height="0.35cm" draw:control="control25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7">Volg de aanwijzingen op de </text:span></text:span><text:span text:style-name="Strong_20_Emphasis"><text:span text:style-name="T32">welkomst</text:span></text:span><text:span text:style-name="Strong_20_Emphasis"><text:span text:style-name="T337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8"><draw:control text:anchor-type="as-char" draw:z-index="12" draw:name="Vorm4_1" draw:style-name="gr1" draw:text-style-name="P108" svg:width="0.35cm" svg:height="0.35cm" draw:control="control13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51">Installeer </text:span></text:span><text:span text:style-name="Strong_20_Emphasis"><text:span text:style-name="T85">pakket kz</text:span></text:span><text:span text:style-name="Strong_20_Emphasis"><text:span text:style-name="T85"><text:note text:id="ftn7" text:note-class="footnote"><text:note-citation>1</text:note-citation><text:note-body><text:p text:style-name="P69"><text:span text:style-name="T325">Debian-</text:span><text:span text:style-name="T326">p</text:span>akket kz plaatst documenten en scripts van Karel Zimmer <text:span text:style-name="T324">(zie </text:span><text:a xlink:type="simple" xlink:href="https://karelzimmer.nl/" text:style-name="Internet_20_link" text:visited-style-name="Visited_20_Internet_20_Link"><text:span text:style-name="Strong_20_Emphasis"><text:span text:style-name="T323">karelzimmer.nl</text:span></text:span></text:a><text:span text:style-name="Strong_20_Emphasis"><text:span text:style-name="T202">) </text:span></text:span>voor het installeren en beheren van Debian en op Debian gebaseerd systeem zoals Ubuntu.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96"><text:span text:style-name="Strong_20_Emphasis"><text:span text:style-name="T57">Typ </text:span></text:span><text:span text:style-name="Strong_20_Emphasis"><text:span text:style-name="T107">ter</text:span></text:span><text:span text:style-name="Strong_20_Emphasis"><text:span text:style-name="T108">m</text:span></text:span><text:span text:style-name="Strong_20_Emphasis"><text:span text:style-name="T58"> </text:span></text:span><text:span text:style-name="Strong_20_Emphasis"><text:span text:style-name="T91">(d</text:span></text:span><text:span text:style-name="Strong_20_Emphasis"><text:span text:style-name="T89">ruk</text:span></text:span><text:span text:style-name="Strong_20_Emphasis"><text:span text:style-name="T55"> op</text:span></text:span><text:span text:style-name="Strong_20_Emphasis"><text:span text:style-name="T61"> de </text:span></text:span><text:span text:style-name="Strong_20_Emphasis"><text:span text:style-name="T68">Super</text:span></text:span><text:span text:style-name="Strong_20_Emphasis"><text:span text:style-name="T61">-toets</text:span></text:span><text:span text:style-name="Strong_20_Emphasis"><text:span text:style-name="T56"><text:note text:id="ftn8" text:note-class="footnote"><text:note-citation>2</text:note-citation><text:note-body><text:p text:style-name="P27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61"> </text:span></text:span><text:span text:style-name="Strong_20_Emphasis"><text:span text:style-name="T91">als nodig) </text:span></text:span><text:span text:style-name="Strong_20_Emphasis"><text:span text:style-name="T59">e</text:span></text:span><text:span text:style-name="Strong_20_Emphasis"><text:span text:style-name="T53">n </text:span></text:span><text:span text:style-name="Strong_20_Emphasis"><text:span text:style-name="T60">k</text:span></text:span><text:span text:style-name="Strong_20_Emphasis"><text:span text:style-name="T53">lik op het pictogram van </text:span></text:span><text:span text:style-name="Strong_20_Emphasis"><text:span text:style-name="T109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51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62">, of </text:span></text:span><text:span text:style-name="Strong_20_Emphasis"><text:span text:style-name="T58">kopieer en plak, de</text:span></text:span><text:span text:style-name="Strong_20_Emphasis"><text:span text:style-name="T77">z</text:span></text:span><text:span text:style-name="Strong_20_Emphasis"><text:span text:style-name="T78">e</text:span></text:span><text:span text:style-name="Strong_20_Emphasis"><text:span text:style-name="T58"> </text:span></text:span><text:span text:style-name="Strong_20_Emphasis"><text:span text:style-name="T64">drie </text:span></text:span><text:span text:style-name="Strong_20_Emphasis"><text:span text:style-name="T58">opdrachten, ieder gevolgd door de </text:span></text:span><text:span text:style-name="Strong_20_Emphasis"><text:span text:style-name="T54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5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5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5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4">V</text:span>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8"><draw:control text:anchor-type="as-char" draw:z-index="5" draw:name="Vorm33" draw:style-name="gr1" draw:text-style-name="P108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9">Rond de</text:span></text:span><text:span text:style-name="Strong_20_Emphasis"><text:span text:style-name="T80"> installatie </text:span></text:span><text:span text:style-name="Strong_20_Emphasis"><text:span text:style-name="T79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4" office:value-type="string">
            <text:p text:style-name="P96"><text:span text:style-name="Strong_20_Emphasis"><text:span text:style-name="T92">T</text:span></text:span><text:span text:style-name="Strong_20_Emphasis"><text:span text:style-name="T57">yp </text:span></text:span><text:span text:style-name="Strong_20_Emphasis"><text:span text:style-name="T114">men</text:span></text:span><text:span text:style-name="Strong_20_Emphasis"><text:span text:style-name="T111">u</text:span></text:span><text:span text:style-name="Strong_20_Emphasis"><text:span text:style-name="T56"> </text:span></text:span><text:span text:style-name="Strong_20_Emphasis"><text:span text:style-name="T92">(d</text:span></text:span><text:span text:style-name="Strong_20_Emphasis"><text:span text:style-name="T89">ruk</text:span></text:span><text:span text:style-name="Strong_20_Emphasis"><text:span text:style-name="T55"> op</text:span></text:span><text:span text:style-name="Strong_20_Emphasis"><text:span text:style-name="T61"> de </text:span></text:span><text:span text:style-name="Strong_20_Emphasis"><text:span text:style-name="T68">Super</text:span></text:span><text:span text:style-name="Strong_20_Emphasis"><text:span text:style-name="T61">-toets </text:span></text:span><text:span text:style-name="Strong_20_Emphasis"><text:span text:style-name="T92">als nodig) </text:span></text:span><text:span text:style-name="Strong_20_Emphasis"><text:span text:style-name="T59">e</text:span></text:span><text:span text:style-name="Strong_20_Emphasis"><text:span text:style-name="T53">n </text:span></text:span><text:span text:style-name="Strong_20_Emphasis"><text:span text:style-name="T60">k</text:span></text:span><text:span text:style-name="Strong_20_Emphasis"><text:span text:style-name="T53">lik op het pictogram van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51"/></text:span></text:p>
          </table:table-cell>
          <table:table-cell table:style-name="_33_._5f_Installatie_5f_afronden.C15" office:value-type="string">
            <text:p text:style-name="P107"><text:span text:style-name="Strong_20_Emphasis"><text:span text:style-name="T95">Selecteer</text:span></text:span><text:span text:style-name="Strong_20_Emphasis"><text:span text:style-name="T72"> </text:span></text:span><text:span text:style-name="Strong_20_Emphasis"><text:span text:style-name="T129">3 - </text:span></text:span><text:span text:style-name="Strong_20_Emphasis"><text:span text:style-name="T130">Installatie</text:span></text:span><text:span text:style-name="Strong_20_Emphasis"><text:span text:style-name="T131"> </text:span></text:span><text:span text:style-name="Strong_20_Emphasis"><text:span text:style-name="T132">afronden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52"><text:span text:style-name="Strong_20_Emphasis"><text:span text:style-name="T48"><text:tab/></text:span></text:span></text:p>
      <text:p text:style-name="P53"><text:span text:style-name="Strong_20_Emphasis"><text:span text:style-name="T66"><text:tab/></text:span></text:span></text:p>
      <text:list xml:id="list190812064186873" text:continue-numbering="true" text:style-name="L1">
        <text:list-item>
          <text:p text:style-name="P104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98"><draw:control text:anchor-type="as-char" draw:z-index="14" draw:name="Vorm36_0" draw:style-name="gr1" draw:text-style-name="P108" svg:width="0.35cm" svg:height="0.35cm" draw:control="control15"/></text:span></text:span></text:p>
          </table:table-cell>
          <table:table-cell table:style-name="Tabel2.A1" office:value-type="string">
            <text:p text:style-name="P86"><text:span text:style-name="Strong_20_Emphasis"><text:span text:style-name="T98"><draw:control text:anchor-type="as-char" draw:z-index="22" draw:name="Vorm36_ 1" draw:style-name="gr1" draw:text-style-name="P108" svg:width="0.35cm" svg:height="0.35cm" draw:control="control23"/></text:span></text:span></text:p>
          </table:table-cell>
          <table:table-cell table:style-name="Tabel2.D1" office:value-type="string">
            <text:p text:style-name="P47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52"><text:note text:id="ftn9" text:note-class="footnote"><text:note-citation>1</text:note-citation><text:note-body><text:p text:style-name="P64"><text:span text:style-name="User_20_Entry"><text:span text:style-name="T148">E</text:span></text:span><text:span text:style-name="User_20_Entry"><text:span text:style-name="T169">v</text:span></text:span><text:span text:style-name="User_20_Entry"><text:span text:style-name="T170">en</text:span></text:span><text:span text:style-name="User_20_Entry"><text:span text:style-name="T172">t</text:span></text:span><text:span text:style-name="User_20_Entry"><text:span text:style-name="T173">uele </text:span></text:span><text:span text:style-name="User_20_Entry"><text:span text:style-name="T174">extra </text:span></text:span><text:span text:style-name="Definition"><text:span text:style-name="T320">gebruiker</text:span></text:span><text:span text:style-name="User_20_Entry"><text:span text:style-name="T174">s aanmelden </text:span></text:span><text:span text:style-name="User_20_Entry"><text:span text:style-name="T175">en dezelfde stappen uitvoeren</text:span></text:span><text:span text:style-name="User_20_Entry"><text:span text:style-name="T171">.</text:span>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6"><text:span text:style-name="Strong_20_Emphasis"><text:span text:style-name="T98"/></text:span></text:p>
          </table:table-cell>
          <table:table-cell table:style-name="Tabel2.A1" office:value-type="string">
            <text:p text:style-name="P86"><text:span text:style-name="Strong_20_Emphasis"><text:span text:style-name="T98"><draw:control text:anchor-type="as-char" draw:z-index="25" draw:name="Vorm36_ 4" draw:style-name="gr1" draw:text-style-name="P108" svg:width="0.35cm" svg:height="0.35cm" draw:control="control26"/></text:span></text:span></text:p>
          </table:table-cell>
          <table:table-cell table:style-name="Tabel2.D2" office:value-type="string">
            <text:p text:style-name="P8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2">welkomst</text:span></text:span><text:span text:style-name="Strong_20_Emphasis"><text:span text:style-name="T35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98"><draw:control text:anchor-type="as-char" draw:z-index="15" draw:name="Vorm36_2" draw:style-name="gr1" draw:text-style-name="P108" svg:width="0.35cm" svg:height="0.35cm" draw:control="control16"/></text:span></text:span></text:p>
          </table:table-cell>
          <table:table-cell table:style-name="Tabel2.A1" office:value-type="string">
            <text:p text:style-name="P87"><text:span text:style-name="Strong_20_Emphasis"><text:span text:style-name="T98"><draw:control text:anchor-type="as-char" draw:z-index="23" draw:name="Vorm36_ 2" draw:style-name="gr1" draw:text-style-name="P108" svg:width="0.35cm" svg:height="0.35cm" draw:control="control24"/></text:span></text:span></text:p>
          </table:table-cell>
          <table:table-cell table:style-name="Tabel2.D5" office:value-type="string">
            <text:p text:style-name="P46"><text:span text:style-name="Strong_20_Emphasis"><text:span text:style-name="T81">R</text:span></text:span><text:span text:style-name="Strong_20_Emphasis"><text:span text:style-name="T82">icht </text:span></text:span><text:span text:style-name="Strong_20_Emphasis"><text:span text:style-name="T83">de </text:span></text:span><text:span text:style-name="Strong_20_Emphasis"><text:span text:style-name="T88">gebruiker</text:span></text:span><text:span text:style-name="Strong_20_Emphasis"><text:span text:style-name="T82"> </text:span></text:span><text:span text:style-name="Strong_20_Emphasis"><text:span text:style-name="T84">in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50"><text:span text:style-name="Strong_20_Emphasis"><text:span text:style-name="T90">T</text:span></text:span><text:span text:style-name="Strong_20_Emphasis"><text:span text:style-name="T57">yp </text:span></text:span><text:span text:style-name="Strong_20_Emphasis"><text:span text:style-name="T114">men</text:span></text:span><text:span text:style-name="Strong_20_Emphasis"><text:span text:style-name="T111">u</text:span></text:span><text:span text:style-name="Strong_20_Emphasis"><text:span text:style-name="T56"> </text:span></text:span><text:span text:style-name="Strong_20_Emphasis"><text:span text:style-name="T91">(d</text:span></text:span><text:span text:style-name="Strong_20_Emphasis"><text:span text:style-name="T89">ruk</text:span></text:span><text:span text:style-name="Strong_20_Emphasis"><text:span text:style-name="T55"> op</text:span></text:span><text:span text:style-name="Strong_20_Emphasis"><text:span text:style-name="T61"> de </text:span></text:span><text:span text:style-name="Strong_20_Emphasis"><text:span text:style-name="T68">Super</text:span></text:span><text:span text:style-name="Strong_20_Emphasis"><text:span text:style-name="T61">-toets</text:span></text:span><text:span text:style-name="Strong_20_Emphasis"><text:span text:style-name="T56"><text:note text:id="ftn10" text:note-class="footnote"><text:note-citation>2</text:note-citation><text:note-body><text:p text:style-name="P27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61"> </text:span></text:span><text:span text:style-name="Strong_20_Emphasis"><text:span text:style-name="T91">als nodig) </text:span></text:span><text:span text:style-name="Strong_20_Emphasis"><text:span text:style-name="T59">e</text:span></text:span><text:span text:style-name="Strong_20_Emphasis"><text:span text:style-name="T53">n </text:span></text:span><text:span text:style-name="Strong_20_Emphasis"><text:span text:style-name="T60">k</text:span></text:span><text:span text:style-name="Strong_20_Emphasis"><text:span text:style-name="T53">lik op het pictogram van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106"><text:span text:style-name="Strong_20_Emphasis"><text:span text:style-name="T95">Selecteer</text:span></text:span><text:span text:style-name="Strong_20_Emphasis"><text:span text:style-name="T72"> </text:span></text:span><text:span text:style-name="Strong_20_Emphasis"><text:span text:style-name="T129">4 - </text:span></text:span><text:span text:style-name="Strong_20_Emphasis"><text:span text:style-name="T115">Gebruiker inrichten</text:span></text:span><text:span text:style-name="Strong_20_Emphasis"><text:span text:style-name="T87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23"/>
      <text:p text:style-name="P6"/>
      <text:p text:style-name="P73"><text:span text:style-name="T135">E</text:span><text:span text:style-name="T136">inde c</text:span><text:span text:style-name="T137">hecklist, </text:span><text:span text:style-name="T138">d</text:span><text:span text:style-name="T137">e</text:span><text:span text:style-name="T246"> installatie van </text:span><text:span text:style-name="T246"><text:user-field-get text:name="Distro">Debian</text:user-field-get></text:span><text:span text:style-name="T250"><text:s/></text:span><text:span text:style-name="T250"><text:user-field-get text:name="Version">12</text:user-field-get></text:span><text:span text:style-name="Strong_20_Emphasis"><text:span text:style-name="T247"><text:s/></text:span></text:span><text:span text:style-name="Strong_20_Emphasis"><text:span text:style-name="T248">LTS </text:span></text:span><text:span text:style-name="Strong_20_Emphasis"><text:span text:style-name="T251"><text:user-field-get text:name="Edition">Desktop</text:user-field-get></text:span></text:span><text:span text:style-name="Strong_20_Emphasis"><text:span text:style-name="T251"><text:s/></text:span></text:span><text:span text:style-name="T246">is voltooid.</text:span></text:p>
      <text:p text:style-name="P43"/>
      <text:p text:style-name="P37"><text:span text:style-name="Emphasis"><text:span text:style-name="T32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8">Karel Zimmer</text:span></text:span></text:a><text:span text:style-name="Emphasis"><text:span text:style-name="T32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30">CC0 1.0 Universeel</text:span></text:span></text:a><text:span text:style-name="Emphasis"><text:span text:style-name="T327">,</text:span></text:span><text:span text:style-name="Emphasis"><text:span text:style-name="T329"> </text:span></text:span><text:span text:style-name="Strong_20_Emphasis"><text:span text:style-name="T66"><text:user-field-get text:name="Releaseyear">2023</text:user-field-get></text:span></text:span><text:span text:style-name="Emphasis"><text:span text:style-name="T33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8-12T19:08:11.342463344">12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2T19:08:11.139538936</dc:date>
    <meta:keyword>Installatie</meta:keyword>
    <meta:keyword>Checklist</meta:keyword>
    <meta:keyword>Linux</meta:keyword>
    <meta:editing-cycles>6841</meta:editing-cycles>
    <meta:editing-duration>P12DT3H9M41S</meta:editing-duration>
    <meta:print-date>2023-08-12T18:30:55.585468422</meta:print-date>
    <dc:creator>Karel Zimmer</dc:creator>
    <meta:printed-by>Karel Zimmer</meta:printed-by>
    <meta:document-statistic meta:table-count="4" meta:image-count="0" meta:object-count="0" meta:page-count="4" meta:paragraph-count="106" meta:word-count="673" meta:character-count="4644" meta:non-whitespace-character-count="4024"/>
    <meta:user-defined meta:name="Info 1"/>
    <meta:user-defined meta:name="Info 2"/>
    <meta:user-defined meta:name="Info 3"/>
    <meta:user-defined meta:name="Info 4"/>
  </office:meta>
</office:document-meta>
</file>